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r1" style:family="presentation" style:parent-style-name="present_5f_temp-subtitle" style:list-style-name="L3">
      <style:graphic-properties draw:fill-color="#ffffff" fo:min-height="13.613cm"/>
    </style:style>
    <style:style style:name="pr2" style:family="presentation" style:parent-style-name="present_5f_temp-notes">
      <style:graphic-properties draw:fill-color="#ffffff" draw:auto-grow-height="true" fo:min-height="12.573cm"/>
    </style:style>
    <style:style style:name="pr3" style:family="presentation" style:parent-style-name="present_5f_temp-title">
      <style:graphic-properties draw:fill-color="#ffffff" fo:min-height="3.257cm"/>
    </style:style>
    <style:style style:name="pr4" style:family="presentation" style:parent-style-name="present_5f_temp-title">
      <style:graphic-properties draw:fill-color="#ffffff" draw:auto-grow-height="true" fo:min-height="3.508cm"/>
    </style:style>
    <style:style style:name="pr5" style:family="presentation" style:parent-style-name="present_5f_temp-outline1">
      <style:graphic-properties draw:fill-color="#ffffff" fo:min-height="13.613cm"/>
    </style:style>
    <style:style style:name="pr6" style:family="presentation" style:parent-style-name="present_5f_temp-notes">
      <style:graphic-properties draw:fill-color="#ffffff" fo:min-height="12.322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present_5f_temp-outline1">
      <style:graphic-properties draw:fill-color="#ffffff" draw:auto-grow-height="true" fo:min-height="13.864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font-size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36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  <style:text-properties fo:font-size="18.7999992370605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font-size="60pt"/>
    </style:style>
    <style:style style:name="T2" style:family="text">
      <style:text-properties fo:font-size="28pt"/>
    </style:style>
    <style:style style:name="T3" style:family="text">
      <style:text-properties fo:font-size="36pt"/>
    </style:style>
    <style:style style:name="T4" style:family="text">
      <style:text-properties fo:font-size="18pt"/>
    </style:style>
    <style:style style:name="T5" style:family="text">
      <style:text-properties fo:font-size="26pt"/>
    </style:style>
    <style:style style:name="T6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_5f_temp" presentation:presentation-page-layout-name="AL1T0">
        <draw:frame presentation:style-name="pr1" draw:text-style-name="P2" draw:layer="layout" svg:width="25.191cm" svg:height="13.807cm" svg:x="1.27cm" svg:y="3.3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X.org &amp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Linux graphic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Zhenyu Wa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Intel OTC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Shlug Autumn Session 20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sent_5f_temp" presentation:presentation-page-layout-name="AL1T0">
        <draw:frame presentation:style-name="pr3" draw:text-style-name="P5" draw:layer="layout" svg:width="25.191cm" svg:height="3.769cm" svg:x="1.27cm" svg:y="15.281cm" presentation:class="title" presentation:user-transformed="true">
          <draw:text-box>
            <text:p text:style-name="P4"><text:span text:style-name="T3">The opinions in this material and talk are all mine, not present my employer “Intel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sent_5f_temp" presentation:presentation-page-layout-name="AL2T1">
        <draw:frame presentation:style-name="pr4" draw:text-style-name="P4" draw:layer="layout" svg:width="25.191cm" svg:height="3.508cm" svg:x="1.399cm" svg:y="0.837cm" presentation:class="title">
          <draw:text-box>
            <text:p text:style-name="P4">What won't be talked</text:p>
          </draw:text-box>
        </draw:frame>
        <draw:frame presentation:style-name="pr5" draw:text-style-name="P6" draw:layer="layout" svg:width="25.191cm" svg:height="13.613cm" svg:x="1.399cm" svg:y="4.915cm" presentation:class="outline">
          <draw:text-box>
            <text:list text:style-name="L2">
              <text:list-item>
                <text:p text:style-name="P6">VGAcon</text:p>
              </text:list-item>
            </text:list>
            <text:list text:style-name="L2">
              <text:list-item>
                <text:p text:style-name="P6">fb system</text:p>
              </text:list-item>
            </text:list>
            <text:list text:style-name="L2">
              <text:list-item>
                <text:p text:style-name="P6">graphics stack other than x.org (like xfree86, DirectFB, etc.)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8" draw:id="id2" draw:layer="layout" svg:width="9.931cm" svg:height="1.967cm" svg:x="3.61cm" svg:y="3.632cm">
          <text:p text:style-name="P7"><text:span text:style-name="T4">GUI libs</text:span></text:p>
          <text:p text:style-name="P7"><text:span text:style-name="T4">(cairo,gtk/gdk,qt, etc.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47.34356552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3" draw:layer="layout" svg:width="9.781cm" svg:height="1.967cm" svg:x="3.76cm" svg:y="6.343cm">
          <text:p text:style-name="P7"><text:span text:style-name="T4">Xlib/xcb</text:span></text:p>
          <draw:enhanced-geometry svg:viewBox="0 0 21600 21600" draw:path-stretchpoint-x="10800" draw:path-stretchpoint-y="10800" draw:text-areas="?f3 ?f4 ?f5 ?f6" draw:type="round-rectangle" draw:modifiers="4947.34356552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1" draw:layer="layout" svg:width="9.931cm" svg:height="1.967cm" svg:x="3.61cm" svg:y="1.22cm">
          <text:p text:style-name="P7"><text:span text:style-name="T4">GUI application</text:span></text:p>
          <draw:enhanced-geometry svg:viewBox="0 0 21600 21600" draw:path-stretchpoint-x="10800" draw:path-stretchpoint-y="10800" draw:text-areas="?f3 ?f4 ?f5 ?f6" draw:type="round-rectangle" draw:modifiers="4947.34356552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13.4cm" svg:height="1.967cm" svg:x="3.752cm" svg:y="9.258cm">
          <text:p text:style-name="P7"><text:span text:style-name="T4">Xserver</text:span></text:p>
          <draw:enhanced-geometry svg:viewBox="0 0 21600 21600" draw:path-stretchpoint-x="10800" draw:path-stretchpoint-y="10800" draw:text-areas="?f3 ?f4 ?f5 ?f6" draw:type="round-rectangle" draw:modifiers="4947.34356552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16.113cm" svg:height="1.967cm" svg:x="3.747cm" svg:y="11.903cm">
          <text:p text:style-name="P7"><text:span text:style-name="T4">Video driver</text:span></text:p>
          <draw:enhanced-geometry svg:viewBox="0 0 21600 21600" draw:path-stretchpoint-x="10800" draw:path-stretchpoint-y="10800" draw:text-areas="?f3 ?f4 ?f5 ?f6" draw:type="round-rectangle" draw:modifiers="4947.34356552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18.998cm" svg:height="1.967cm" svg:x="6.482cm" svg:y="14.774cm">
          <text:p text:style-name="P7"><text:span text:style-name="T4">Linux kernel</text:span></text:p>
          <text:p text:style-name="P7"><text:span text:style-name="T4">agpgart and drm</text:span></text:p>
          <draw:enhanced-geometry svg:viewBox="0 0 21600 21600" draw:path-stretchpoint-x="10800" draw:path-stretchpoint-y="10800" draw:text-areas="?f3 ?f4 ?f5 ?f6" draw:type="round-rectangle" draw:modifiers="4947.34356552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9.931cm" svg:height="1.967cm" svg:x="15.704cm" svg:y="1.221cm">
          <text:p text:style-name="P7"><text:span text:style-name="T4">3D application</text:span></text:p>
          <draw:enhanced-geometry svg:viewBox="0 0 21600 21600" draw:path-stretchpoint-x="10800" draw:path-stretchpoint-y="10800" draw:text-areas="?f3 ?f4 ?f5 ?f6" draw:type="round-rectangle" draw:modifiers="4947.34356552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4" draw:layer="layout" svg:width="9.931cm" svg:height="1.967cm" svg:x="15.572cm" svg:y="3.868cm">
          <text:p text:style-name="P7"><text:span text:style-name="T4">LibGL.so</text:span></text:p>
          <text:p text:style-name="P7"><text:span text:style-name="T4">(mesa)</text:span></text:p>
          <draw:enhanced-geometry svg:viewBox="0 0 21600 21600" draw:path-stretchpoint-x="10800" draw:path-stretchpoint-y="10800" draw:text-areas="?f3 ?f4 ?f5 ?f6" draw:type="round-rectangle" draw:modifiers="4947.34356552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5" draw:layer="layout" svg:width="9.781cm" svg:height="1.967cm" svg:x="15.666cm" svg:y="6.434cm">
          <text:p text:style-name="P7"><text:span text:style-name="T4">DRI driver</text:span></text:p>
          <draw:enhanced-geometry svg:viewBox="0 0 21600 21600" draw:path-stretchpoint-x="10800" draw:path-stretchpoint-y="10800" draw:text-areas="?f3 ?f4 ?f5 ?f6" draw:type="round-rectangle" draw:modifiers="4947.34356552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21.706cm" svg:height="1.967cm" svg:x="3.487cm" svg:y="17.774cm">
          <text:p text:style-name="P7"><text:span text:style-name="T4">Graphics card hardware</text:span></text:p>
          <draw:enhanced-geometry svg:viewBox="0 0 21600 21600" draw:path-stretchpoint-x="10800" draw:path-stretchpoint-y="10800" draw:text-areas="?f3 ?f4 ?f5 ?f6" draw:type="round-rectangle" draw:modifiers="4947.34356552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9" draw:layer="layout" draw:type="lines" svg:x1="8.575cm" svg:y1="3.187cm" svg:x2="8.575cm" svg:y2="3.632cm" draw:start-shape="id1" draw:end-shape="id2" draw:end-glue-point="0">
          <text:p text:style-name="P4"/>
        </draw:connector>
        <draw:connector draw:style-name="gr3" draw:text-style-name="P9" draw:layer="layout" draw:type="lines" svg:x1="8.575cm" svg:y1="5.599cm" svg:x2="8.65cm" svg:y2="6.343cm" draw:start-shape="id2" draw:end-shape="id3">
          <text:p text:style-name="P4"/>
        </draw:connector>
        <draw:connector draw:style-name="gr3" draw:text-style-name="P9" draw:layer="layout" draw:type="lines" svg:x1="20.537cm" svg:y1="5.835cm" svg:x2="20.556cm" svg:y2="6.434cm" draw:start-shape="id4" draw:end-shape="id5" draw:end-glue-point="0">
          <text:p text:style-name="P4"/>
        </draw:connector>
        <draw:line draw:style-name="gr3" draw:text-style-name="P9" draw:layer="layout" svg:x1="5.416cm" svg:y1="13.765cm" svg:x2="5.416cm" svg:y2="17.698cm">
          <text:p text:style-name="P4"/>
        </draw:line>
        <draw:line draw:style-name="gr3" draw:text-style-name="P9" draw:layer="layout" svg:x1="11.735cm" svg:y1="13.765cm" svg:x2="11.735cm" svg:y2="15.24cm">
          <text:p text:style-name="P4"/>
        </draw:line>
        <draw:line draw:style-name="gr3" draw:text-style-name="P9" draw:layer="layout" svg:x1="9.93cm" svg:y1="10.815cm" svg:x2="9.93cm" svg:y2="11.798cm">
          <text:p text:style-name="P4"/>
        </draw:line>
        <draw:line draw:style-name="gr3" draw:text-style-name="P9" draw:layer="layout" svg:x1="8.124cm" svg:y1="7.866cm" svg:x2="8.124cm" svg:y2="9.341cm">
          <text:p text:style-name="P4"/>
        </draw:line>
        <draw:line draw:style-name="gr3" draw:text-style-name="P9" draw:layer="layout" svg:x1="14.444cm" svg:y1="16.715cm" svg:x2="14.444cm" svg:y2="17.698cm">
          <text:p text:style-name="P4"/>
        </draw:line>
        <draw:line draw:style-name="gr4" draw:text-style-name="P9" draw:layer="layout" svg:x1="14.444cm" svg:y1="4.916cm" svg:x2="16.25cm" svg:y2="4.916cm">
          <text:p text:style-name="P4"/>
        </draw:line>
        <draw:line draw:style-name="gr3" draw:text-style-name="P9" draw:layer="layout" svg:x1="14.444cm" svg:y1="4.916cm" svg:x2="14.444cm" svg:y2="9.341cm">
          <text:p text:style-name="P4"/>
        </draw:line>
        <draw:line draw:style-name="gr3" draw:text-style-name="P9" draw:layer="layout" svg:x1="20.955cm" svg:y1="8.255cm" svg:x2="20.955cm" svg:y2="15.24cm">
          <text:p text:style-name="P4"/>
        </draw:line>
        <draw:line draw:style-name="gr3" draw:text-style-name="P9" draw:layer="layout" svg:x1="20.32cm" svg:y1="2.54cm" svg:x2="20.32cm" svg:y2="3.81cm">
          <text:p text:style-name="P4"/>
        </draw:line>
        <presentation:notes draw:style-name="dp2">
          <draw:page-thumbnail draw:style-name="gr1" draw:layer="layout" svg:width="13.959cm" svg:height="10.475cm" svg:x="3.815cm" svg:y="2.123cm" draw:page-number="4" presentation:class="page"/>
          <draw:frame presentation:style-name="pr7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sent_5f_temp" presentation:presentation-page-layout-name="AL2T1">
        <draw:frame presentation:style-name="pr4" draw:text-style-name="P4" draw:layer="layout" svg:width="25.191cm" svg:height="3.508cm" svg:x="1.399cm" svg:y="0.837cm" presentation:class="title">
          <draw:text-box>
            <text:p text:style-name="P4">Graphics card 101</text:p>
          </draw:text-box>
        </draw:frame>
        <draw:frame presentation:style-name="pr5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6">2D Blit engine</text:p>
              </text:list-item>
            </text:list>
            <text:list text:style-name="L2">
              <text:list-item>
                <text:p text:style-name="P6">3D Render engine</text:p>
              </text:list-item>
            </text:list>
            <text:list text:style-name="L2">
              <text:list-item>
                <text:list>
                  <text:list-item>
                    <text:p text:style-name="P11">Fixed-Function vs. Shader</text:p>
                  </text:list-item>
                </text:list>
              </text:list-item>
            </text:list>
            <text:list text:style-name="L2">
              <text:list-item>
                <text:p text:style-name="P6">Display</text:p>
              </text:list-item>
            </text:list>
            <text:list text:style-name="L2">
              <text:list-item>
                <text:list>
                  <text:list-item>
                    <text:p text:style-name="P11">CRT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VGA/ LVDS/ DVI/ T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sent_5f_temp" presentation:presentation-page-layout-name="AL2T1">
        <draw:frame presentation:style-name="pr4" draw:text-style-name="P4" draw:layer="layout" svg:width="25.191cm" svg:height="3.508cm" svg:x="1.27cm" svg:y="0.635cm" presentation:class="title" presentation:user-transformed="true">
          <draw:text-box>
            <text:p text:style-name="P4">X.org</text:p>
          </draw:text-box>
        </draw:frame>
        <draw:frame presentation:style-name="pr8" draw:text-style-name="P13" draw:layer="layout" svg:width="25.191cm" svg:height="16.168cm" svg:x="1.27cm" svg:y="4.152cm" presentation:class="outline" presentation:user-transformed="true">
          <draw:text-box>
            <text:list text:style-name="L2">
              <text:list-item>
                <text:p text:style-name="P6"><text:span text:style-name="T5">X.org start from 2004 by Keith Packard</text:span></text:p>
              </text:list-item>
            </text:list>
            <text:list text:style-name="L2">
              <text:list-item>
                <text:p text:style-name="P6"><text:span text:style-name="T5">X11R6.7 forked from xfree86 4.4 RC2</text:span></text:p>
              </text:list-item>
            </text:list>
            <text:list text:style-name="L2">
              <text:list-item>
                <text:p text:style-name="P6"><text:span text:style-name="T5">“</text:span><text:span text:style-name="T5">Kernel” of open source graphics</text:span></text:p>
              </text:list-item>
            </text:list>
            <text:list text:style-name="L2">
              <text:list-item>
                <text:p text:style-name="P6"><text:span text:style-name="T5">Client-Server architecture</text:span></text:p>
              </text:list-item>
            </text:list>
            <text:list text:style-name="L2">
              <text:list-item>
                <text:p text:style-name="P6"><text:span text:style-name="T5">Bitmap based graphics</text:span></text:p>
              </text:list-item>
            </text:list>
            <text:list text:style-name="L2">
              <text:list-item>
                <text:p text:style-name="P6"><text:span text:style-name="T5">X.org contains 2D drivers for graphics card</text:span></text:p>
              </text:list-item>
            </text:list>
            <text:list text:style-name="L2">
              <text:list-item>
                <text:p text:style-name="P6"><text:span text:style-name="T5">X core protocol define GUI mechanism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Output/Input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X exten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sent_5f_temp" presentation:presentation-page-layout-name="AL2T1">
        <draw:frame presentation:style-name="pr4" draw:text-style-name="P4" draw:layer="layout" svg:width="25.191cm" svg:height="3.508cm" svg:x="1.399cm" svg:y="0.837cm" presentation:class="title">
          <draw:text-box>
            <text:p text:style-name="P4">Mesa/DRI</text:p>
          </draw:text-box>
        </draw:frame>
        <draw:frame presentation:style-name="pr8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LibGL.so</text:p>
              </text:list-item>
            </text:list>
            <text:list text:style-name="L2">
              <text:list-item>
                <text:p text:style-name="P6">xf86driproto</text:p>
              </text:list-item>
            </text:list>
            <text:list text:style-name="L2">
              <text:list-item>
                <text:p text:style-name="P6">DRI driver</text:p>
              </text:list-item>
            </text:list>
            <text:list text:style-name="L2">
              <text:list-item>
                <text:list>
                  <text:list-item>
                    <text:p text:style-name="P11">3D acceleration hooks for G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Issue commands to graphics card via d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Aware of window system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sent_5f_temp" presentation:presentation-page-layout-name="AL2T1">
        <draw:frame presentation:style-name="pr4" draw:text-style-name="P4" draw:layer="layout" svg:width="25.191cm" svg:height="3.508cm" svg:x="1.399cm" svg:y="0.837cm" presentation:class="title">
          <draw:text-box>
            <text:p text:style-name="P4">X.org development</text:p>
          </draw:text-box>
        </draw:frame>
        <draw:frame presentation:style-name="pr8" draw:text-style-name="P6" draw:layer="layout" svg:width="25.191cm" svg:height="14.108cm" svg:x="1.399cm" svg:y="4.915cm" presentation:class="outline" presentation:user-transformed="true">
          <draw:text-box>
            <text:list text:style-name="L2">
              <text:list-item>
                <text:p text:style-name="P6">X11R7.0 start modular system</text:p>
              </text:list-item>
            </text:list>
            <text:list text:style-name="L2">
              <text:list-item>
                <text:p text:style-name="P6">Source tree layout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app / data / doc / driver / font / lib / proto / util / xserv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driver/xf86-video-xx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driver/xf86-input-xxx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Using git for version control</text:span></text:p>
              </text:list-item>
            </text:list>
            <text:list text:style-name="L2">
              <text:list-item>
                <text:p text:style-name="P6"><text:span text:style-name="T2">“</text:span><text:span text:style-name="T2">X modular developer's guide”</text:span></text:p>
              </text:list-item>
            </text:list>
            <text:list text:style-name="L2">
              <text:list-item>
                <text:p text:style-name="P6"><text:span text:style-name="T2">Welcome more developer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sent_5f_temp" presentation:presentation-page-layout-name="AL2T1">
        <draw:frame presentation:style-name="pr4" draw:text-style-name="P4" draw:layer="layout" svg:width="25.191cm" svg:height="3.508cm" svg:x="1.399cm" svg:y="0.837cm" presentation:class="title">
          <draw:text-box>
            <text:p text:style-name="P4">X extension</text:p>
          </draw:text-box>
        </draw:frame>
        <draw:frame presentation:style-name="pr8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X Render</text:p>
              </text:list-item>
            </text:list>
            <text:list text:style-name="L2">
              <text:list-item>
                <text:list>
                  <text:list-item>
                    <text:p text:style-name="P11">Dest = (src In mask) op dest</text:p>
                  </text:list-item>
                </text:list>
              </text:list-item>
            </text:list>
            <text:list text:style-name="L2">
              <text:list-item>
                <text:p text:style-name="P6">X Randr 1.2 with native mode setting</text:p>
              </text:list-item>
            </text:list>
            <text:list text:style-name="L2">
              <text:list-item>
                <text:list>
                  <text:list-item>
                    <text:p text:style-name="P11">manage your outputs on the fly</text:p>
                  </text:list-item>
                </text:list>
              </text:list-item>
            </text:list>
            <text:list text:style-name="L2">
              <text:list-item>
                <text:p text:style-name="P6">xfixes/damage/composite</text:p>
              </text:list-item>
            </text:list>
            <text:list text:style-name="L2">
              <text:list-item>
                <text:list>
                  <text:list-item>
                    <text:p text:style-name="P11">composite deskt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sent_5f_temp" presentation:presentation-page-layout-name="AL2T1">
        <draw:frame presentation:style-name="pr4" draw:text-style-name="P4" draw:layer="layout" svg:width="25.191cm" svg:height="3.508cm" svg:x="1.399cm" svg:y="0.837cm" presentation:class="title">
          <draw:text-box>
            <text:p text:style-name="P4">Little notes from XDS 2007</text:p>
          </draw:text-box>
        </draw:frame>
        <draw:frame presentation:style-name="pr8" draw:text-style-name="P6" draw:layer="layout" svg:width="25.191cm" svg:height="15.101cm" svg:x="1.399cm" svg:y="4.915cm" presentation:class="outline" presentation:user-transformed="true">
          <draw:text-box>
            <text:list text:style-name="L2">
              <text:list-item>
                <text:p text:style-name="P6">AMD/ATI released two documents on R5xx/R6xx display mode setting</text:p>
              </text:list-item>
            </text:list>
            <text:list text:style-name="L2">
              <text:list-item>
                <text:p text:style-name="P6">Xserver rearchitecture</text:p>
              </text:list-item>
            </text:list>
            <text:list text:style-name="L2">
              <text:list-item>
                <text:list>
                  <text:list-item>
                    <text:p text:style-name="P11">Native mode setting and memory manager (TTM) in kernel d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X as normal drm client</text:p>
                  </text:list-item>
                </text:list>
              </text:list-item>
            </text:list>
            <text:list text:style-name="L2">
              <text:list-item>
                <text:p text:style-name="P6">Other goodies (Gallium3D, MPX, etc.)</text:p>
              </text:list-item>
            </text:list>
            <text:list text:style-name="L2">
              <text:list-item>
                <text:p text:style-name="P6">http://www.x.org/wiki/Events/XDS2007/No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sent_5f_temp" presentation:presentation-page-layout-name="AL2T1">
        <draw:frame presentation:style-name="pr3" draw:layer="layout" svg:width="25.191cm" svg:height="3.257cm" svg:x="1.399cm" svg:y="0.962cm" presentation:class="title">
          <draw:text-box>
            <text:p text:style-name="P4">go from here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 text:style-name="P6"><text:a xlink:href="http://www.x.org/">http://www.x.org</text:a></text:p>
              </text:list-item>
            </text:list>
            <text:list text:style-name="L2">
              <text:list-item>
                <text:p text:style-name="P6"><text:a xlink:href="http://www.freedesktop.org/">http://www.freedesktop.org</text:a></text:p>
              </text:list-item>
            </text:list>
            <text:list text:style-name="L2">
              <text:list-item>
                <text:p text:style-name="P6"><text:a xlink:href="http://www.x.org/wiki/ModularDevelopersGuide">http://www.x.org/wiki/ModularDevelopersGuide</text:a></text:p>
              </text:list-item>
            </text:list>
            <text:list text:style-name="L2">
              <text:list-item>
                <text:p text:style-name="P6"><text:a xlink:href="http://www.mesa3d.org/">http://www.mesa3d.org</text:a></text:p>
              </text:list-item>
            </text:list>
            <text:list text:style-name="L2">
              <text:list-item>
                <text:p text:style-name="P6"><text:a xlink:href="http://dri.freedesktop.org/">http://dri.freedesktop.org</text:a>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sent_5f_temp" presentation:presentation-page-layout-name="AL3T19">
        <draw:frame presentation:style-name="pr4" draw:text-style-name="P4" draw:layer="layout" svg:width="25.191cm" svg:height="3.508cm" svg:x="1.27cm" svg:y="8.255cm" presentation:class="title" presentation:user-transformed="true">
          <draw:text-box>
            <text:p text:style-name="P4">Backup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sent_5f_temp" presentation:presentation-page-layout-name="AL2T1">
        <draw:frame presentation:style-name="pr4" draw:text-style-name="P4" draw:layer="layout" svg:width="25.191cm" svg:height="3.508cm" svg:x="1.399cm" svg:y="0.837cm" presentation:class="title">
          <draw:text-box>
            <text:p text:style-name="P4">GPU 101</text:p>
          </draw:text-box>
        </draw:frame>
        <draw:frame presentation:style-name="pr5" draw:text-style-name="P6" draw:layer="layout" svg:width="25.191cm" svg:height="15.153cm" svg:x="1.399cm" svg:y="4.915cm" presentation:class="outline" presentation:user-transformed="true">
          <draw:text-box>
            <text:list text:style-name="L2">
              <text:list-item>
                <text:p text:style-name="P6">Pixel, pixel, pixel</text:p>
              </text:list-item>
            </text:list>
            <text:list text:style-name="L2">
              <text:list-item>
                <text:list>
                  <text:list-item>
                    <text:p text:style-name="P11">Color space (RGB, YUV, etc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attributes (depth, format, subpixel, etc.)</text:p>
                  </text:list-item>
                </text:list>
              </text:list-item>
            </text:list>
            <text:list text:style-name="L2">
              <text:list-item>
                <text:p text:style-name="P6">Frame buffer</text:p>
              </text:list-item>
            </text:list>
            <text:list text:style-name="L2">
              <text:list-item>
                <text:list>
                  <text:list-item>
                    <text:p text:style-name="P11">Scan out buff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ing buff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GL buffers (depth, stencil, etc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Offscreen buff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sent_5f_temp" presentation:presentation-page-layout-name="AL2T1">
        <draw:frame presentation:style-name="pr8" draw:text-style-name="P6" draw:layer="layout" svg:width="25.191cm" svg:height="13.864cm" svg:x="1.399cm" svg:y="4.915cm" presentation:class="outline">
          <draw:text-box>
            <text:list text:style-name="L2">
              <text:list-item>
                <text:p text:style-name="P6">"A Call For Open Governance Of X Development" – Keith Packard http://www.xfree86.org/pipermail/forum/2003-March/002165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sent_5f_temp-title" style:display-name="present_temp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sent_5f_temp-subtitle" style:display-name="present_temp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_5f_temp-background" style:display-name="present_temp-background" style:family="presentation">
      <style:graphic-properties draw:stroke="none" draw:fill="solid" draw:fill-color="#000000" draw:fill-image-width="0cm" draw:fill-image-height="0cm"/>
    </style:style>
    <style:style style:name="present_5f_temp-backgroundobjects" style:display-name="present_temp-backgroundobjects" style:family="presentation">
      <style:graphic-properties draw:shadow="hidden" draw:shadow-offset-x="0.3cm" draw:shadow-offset-y="0.3cm" draw:shadow-color="#808080"/>
    </style:style>
    <style:style style:name="present_5f_temp-notes" style:display-name="present_temp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_5f_temp-outline1" style:display-name="present_temp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_5f_temp-outline2" style:display-name="present_temp-outline2" style:family="presentation" style:parent-style-name="present_5f_tem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_5f_temp-outline3" style:display-name="present_temp-outline3" style:family="presentation" style:parent-style-name="present_5f_tem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_5f_temp-outline4" style:display-name="present_temp-outline4" style:family="presentation" style:parent-style-name="present_5f_tem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_5f_temp-outline5" style:display-name="present_temp-outline5" style:family="presentation" style:parent-style-name="present_5f_tem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_5f_temp-outline6" style:display-name="present_temp-outline6" style:family="presentation" style:parent-style-name="present_5f_tem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_5f_temp-outline7" style:display-name="present_temp-outline7" style:family="presentation" style:parent-style-name="present_5f_tem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_5f_temp-outline8" style:display-name="present_temp-outline8" style:family="presentation" style:parent-style-name="present_5f_tem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_5f_temp-outline9" style:display-name="present_temp-outline9" style:family="presentation" style:parent-style-name="present_5f_tem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sent_5f_temp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sent_5f_temp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sent_5f_temp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present_5f_temp" style:display-name="present_temp" style:page-layout-name="PM1" draw:style-name="dp1">
      <draw:frame presentation:style-name="present_5f_temp-title" draw:layer="backgroundobjects" svg:width="25.191cm" svg:height="3.507cm" svg:x="1.399cm" svg:y="0.837cm" presentation:class="title" presentation:placeholder="true">
        <draw:text-box/>
      </draw:frame>
      <draw:frame presentation:style-name="present_5f_temp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sent_5f_temp-title" draw:layer="backgroundobjects" svg:width="13.968cm" svg:height="10.476cm" svg:x="3.81cm" svg:y="2.123cm" presentation:class="page"/>
        <draw:frame presentation:style-name="present_5f_temp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5.19cm" svg:height="3.507cm" svg:x="1.399cm" svg:y="0.838cm" presentation:class="title" presentation:placeholder="true">
        <draw:text-box/>
      </draw:frame>
      <draw:frame presentation:style-name="Default-outline1" draw:layer="backgroundobjects" svg:width="25.19cm" svg:height="13.862cm" svg:x="1.399cm" svg:y="4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59cm" svg:height="10.475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9-19T22:50:38</meta:creation-date>
    <dc:creator>root</dc:creator>
    <dc:date>2007-10-15T08:07:15</dc:date>
    <dc:language>en-US</dc:language>
    <meta:editing-cycles>38</meta:editing-cycles>
    <meta:editing-duration>PT2H20M6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